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3cm" style:rel-column-width="13107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4.667cm" style:rel-column-width="58251*"/>
    </style:style>
    <style:style style:name="Table3.B" style:family="table-column">
      <style:table-column-properties style:column-width="1.834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4.667cm" style:rel-column-width="58251*"/>
    </style:style>
    <style:style style:name="Table4.B" style:family="table-column">
      <style:table-column-properties style:column-width="1.834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14.667cm" style:rel-column-width="58251*"/>
    </style:style>
    <style:style style:name="Table6.B" style:family="table-column">
      <style:table-column-properties style:column-width="1.834cm" style:rel-column-width="7284*"/>
    </style:style>
    <style:style style:name="Table6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4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4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4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4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4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4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1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officeooo:paragraph-rsid="001ef815"/>
    </style:style>
    <style:style style:name="P13" style:family="paragraph" style:parent-style-name="Text_20_body_20_indent">
      <style:text-properties officeooo:rsid="002be282" officeooo:paragraph-rsid="002be282"/>
    </style:style>
    <style:style style:name="P14" style:family="paragraph" style:parent-style-name="Text_20_body_20_indent">
      <style:text-properties officeooo:rsid="00493c49" officeooo:paragraph-rsid="00493c49"/>
    </style:style>
    <style:style style:name="P15" style:family="paragraph" style:parent-style-name="Text_20_body_20_indent">
      <style:text-properties fo:color="#000000" style:font-name="Times New Roman3" fo:font-size="14pt" style:font-name-asian="Times New Roman3" style:font-size-asian="14pt" style:font-name-complex="Times New Roman3" style:font-size-complex="14pt"/>
    </style:style>
    <style:style style:name="P16" style:family="paragraph" style:parent-style-name="Text_20_body_20_indent">
      <style:text-properties fo:color="#000000" style:font-name="Times New Roman3" fo:font-size="14pt" officeooo:rsid="0053cc86" officeooo:paragraph-rsid="0053cc86" style:font-name-asian="Times New Roman3" style:font-size-asian="14pt" style:font-name-complex="Times New Roman3" style:font-size-complex="14pt"/>
    </style:style>
    <style:style style:name="P17" style:family="paragraph" style:parent-style-name="Text_20_body_20_indent">
      <style:text-properties fo:color="#000000" style:font-name="Times New Roman3" fo:font-size="14pt" officeooo:rsid="0055403a" officeooo:paragraph-rsid="0055403a" style:font-name-asian="Times New Roman3" style:font-size-asian="14pt" style:font-name-complex="Times New Roman3" style:font-size-complex="14pt"/>
    </style:style>
    <style:style style:name="P18" style:family="paragraph" style:parent-style-name="Text_20_body_20_indent">
      <style:text-properties fo:color="#000000" style:font-name="Times New Roman3" fo:font-size="14pt" officeooo:rsid="0057b875" officeooo:paragraph-rsid="0057b875" style:font-name-asian="Times New Roman3" style:font-size-asian="14pt" style:font-name-complex="Times New Roman3" style:font-size-complex="14pt"/>
    </style:style>
    <style:style style:name="P19" style:family="paragraph" style:parent-style-name="Text_20_body_20_indent">
      <style:text-properties officeooo:paragraph-rsid="00520235"/>
    </style:style>
    <style:style style:name="P20" style:family="paragraph" style:parent-style-name="Text_20_body_20_indent">
      <style:text-properties officeooo:rsid="005f3344" officeooo:paragraph-rsid="005f3344"/>
    </style:style>
    <style:style style:name="P21" style:family="paragraph" style:parent-style-name="Text_20_body_20_indent">
      <style:text-properties officeooo:rsid="00629b72" officeooo:paragraph-rsid="00629b72"/>
    </style:style>
    <style:style style:name="P22" style:family="paragraph" style:parent-style-name="Text_20_body_20_indent">
      <style:text-properties officeooo:paragraph-rsid="0016ca53"/>
    </style:style>
    <style:style style:name="P23" style:family="paragraph" style:parent-style-name="Text_20_body_20_indent">
      <style:text-properties officeooo:paragraph-rsid="002be282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officeooo:rsid="005c87d3" officeooo:paragraph-rsid="005c87d3"/>
    </style:style>
    <style:style style:name="P27" style:family="paragraph" style:parent-style-name="Table_20_Contents">
      <style:text-properties officeooo:rsid="005c92ed" officeooo:paragraph-rsid="005c92ed"/>
    </style:style>
    <style:style style:name="P2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4" fo:font-size="14pt" style:font-size-asian="14pt" style:font-name-complex="Times New Roman5" style:font-size-complex="14pt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34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4" fo:font-size="14pt" style:font-size-asian="14pt" style:font-name-complex="Times New Roman5" style:font-size-complex="14pt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style:font-name="Times New Roman4" fo:font-size="14pt" style:font-size-asian="14pt" style:font-name-complex="Times New Roman5" style:font-size-complex="14pt"/>
    </style:style>
    <style:style style:name="T2" style:family="text">
      <style:text-properties style:font-name="Times New Roman4" fo:font-size="14pt" fo:language="en" fo:country="US" fo:font-weight="normal" officeooo:rsid="001ef815" style:font-size-asian="14pt" style:font-weight-asian="normal" style:font-size-complex="14pt" style:font-weight-complex="normal"/>
    </style:style>
    <style:style style:name="T3" style:family="text">
      <style:text-properties style:font-name="Times New Roman4" fo:font-size="14pt" fo:language="en" fo:country="US" fo:font-weight="normal" officeooo:rsid="0059ac83" style:font-size-asian="14pt" style:font-weight-asian="normal" style:font-size-complex="14pt" style:font-weight-complex="normal"/>
    </style:style>
    <style:style style:name="T4" style:family="text">
      <style:text-properties style:font-name="Times New Roman4" fo:font-size="14pt" fo:language="en" fo:country="US" fo:font-weight="normal" officeooo:rsid="0066816f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6" style:family="text">
      <style:text-properties fo:font-size="14pt" fo:language="ru" fo:country="RU" fo:font-weight="normal" officeooo:rsid="00400b43" style:font-name-asian="TimesNewRomanPSMT" style:font-size-asian="14pt" style:font-weight-asian="normal" style:font-name-complex="TimesNewRomanPSMT" style:font-size-complex="14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en" fo:country="US" officeooo:rsid="0015f9cf"/>
    </style:style>
    <style:style style:name="T9" style:family="text">
      <style:text-properties fo:language="en" fo:country="US" officeooo:rsid="007610e3"/>
    </style:style>
    <style:style style:name="T10" style:family="text">
      <style:text-properties fo:color="#00000a" style:font-name="Times New Roman1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1" style:family="text">
      <style:text-properties fo:color="#00000a" style:font-name="Times New Roman1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1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1" fo:font-size="14pt" fo:language="ru" fo:country="RU" fo:font-weight="normal" officeooo:rsid="006a66e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4" style:family="text">
      <style:text-properties fo:color="#00000a" style:font-name="Times New Roman1" fo:font-size="14pt" fo:language="ru" fo:country="RU" officeooo:rsid="006872aa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1" fo:font-size="14pt" fo:language="ru" fo:country="RU" officeooo:rsid="0016ca53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2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8" style:family="text">
      <style:text-properties fo:color="#00000a" style:font-name="Times New Roman2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4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0" style:family="text">
      <style:text-properties fo:color="#00000a" style:font-name="Times New Roman4" fo:font-size="14pt" fo:language="ru" fo:country="RU" officeooo:rsid="003eb795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411ff5"/>
    </style:style>
    <style:style style:name="T23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4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25" style:family="text">
      <style:text-properties officeooo:rsid="002eb67f"/>
    </style:style>
    <style:style style:name="T26" style:family="text">
      <style:text-properties officeooo:rsid="0047596a"/>
    </style:style>
    <style:style style:name="T27" style:family="text">
      <style:text-properties officeooo:rsid="00493c49"/>
    </style:style>
    <style:style style:name="T28" style:family="text">
      <style:text-properties officeooo:rsid="004a0176"/>
    </style:style>
    <style:style style:name="T29" style:family="text">
      <style:text-properties officeooo:rsid="004c1709"/>
    </style:style>
    <style:style style:name="T30" style:family="text">
      <style:text-properties fo:color="#000000" style:font-name="Times New Roman3" fo:font-size="14pt" officeooo:rsid="00520235" style:font-name-asian="Times New Roman3" style:font-size-asian="14pt" style:font-name-complex="Times New Roman3" style:font-size-complex="14pt"/>
    </style:style>
    <style:style style:name="T31" style:family="text">
      <style:text-properties fo:color="#000000" style:font-name="Times New Roman3" fo:font-size="14pt" fo:language="ru" fo:country="RU" officeooo:rsid="00520235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T32" style:family="text">
      <style:text-properties officeooo:rsid="006a66e3"/>
    </style:style>
    <style:style style:name="T33" style:family="text">
      <style:text-properties officeooo:rsid="00702f22"/>
    </style:style>
    <style:style style:name="T34" style:family="text">
      <style:text-properties officeooo:rsid="007327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30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9">6</text:span></text:p>
      <text:p text:style-name="P5">по дисциплине: «Информатика»</text:p>
      <text:p text:style-name="P7"><text:span text:style-name="T19">«</text:span><text:span text:style-name="T20">Преобразование выражений булевой алгебры</text:span><text:span text:style-name="T19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3817510496" text:style-name="Outline">
        <text:list-item>
          <text:h text:style-name="P33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8</text:page-count><text:s/>с., <text:span text:style-name="T8">0</text:span> рис., <text:span text:style-name="T8">0</text:span> таблиц<text:span text:style-name="T7">ы</text:span>.</text:p>
      <text:p text:style-name="P22"><text:span text:style-name="T14">СОВЕРШЕННАЯ ДИЗЪЮНКТИВНАЯ НОРМАЛЬНАЯ ФОРМА</text:span><text:span text:style-name="T15">, </text:span><text:span text:style-name="T14">СОВЕРШЕННАЯ КОНЪЮНКТИВНАЯ НОРМАЛЬНАЯ ФОРМА</text:span><text:span text:style-name="T15">, </text:span><text:span text:style-name="T14">БАЗИС, БУЛЕВА АЛГЕБРА, АЛГЕБРА ЛОГИКИ</text:span></text:p>
      <text:p text:style-name="Text_20_body_20_indent">Объектом исследования явля<text:span text:style-name="T32">е</text:span>тся <text:span text:style-name="T32">булева алгебра</text:span><text:span text:style-name="T16">.</text:span></text:p>
      <text:p text:style-name="Text_20_body_20_indent"><text:span text:style-name="T5">Цель работы — </text:span><text:span text:style-name="T6">и</text:span><text:span text:style-name="T5">зучить методы преобразования выражений булевой алгебры</text:span><text:span text:style-name="T11">.</text:span></text:p>
      <text:p text:style-name="P13"><text:span text:style-name="T11">Р</text:span><text:span text:style-name="T10">абота проводится с использованием соответствующего математического аппарата.</text:span></text:p>
      <text:p text:style-name="P23"><text:span text:style-name="T12">Результат работы демонстрирует основные принципы </text:span><text:span text:style-name="T13">приведения булевых выражений в нормальные формы и принципы минимизации выражений</text:span><text:span text:style-name="T12">.</text:span></text:p>
      <text:p text:style-name="P11">Область применения работы охватывает такие аспекты, <text:span text:style-name="T32">как</text:span> <text:span text:style-name="T32">упрощение и вычисл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31">РЕФЕРАТ<text:tab/>2</text:p>
          <text:p text:style-name="P31">ВВЕДЕНИЕ<text:tab/>4</text:p>
          <text:p text:style-name="P31">1. Этапы выполнение работы<text:tab/>5</text:p>
          <text:p text:style-name="P31">2. Ответы на контрольные вопросы.<text:tab/>7</text:p>
          <text:p text:style-name="P31">ЗАКЛЮЧЕНИЕ<text:tab/>8</text:p>
        </text:index-body>
      </text:table-of-content>
      <text:p text:style-name="P8"/>
      <text:list xml:id="list184743051489749" text:continue-numbering="true" text:style-name="Outline">
        <text:list-item>
          <text:h text:style-name="P34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1">Цель работы - </text:span><text:span text:style-name="T22">и</text:span><text:span text:style-name="T21">зучить методы преобразования выражений булевой алгебры</text:span><text:span text:style-name="T11">.</text:span></text:p>
      <text:p text:style-name="Text_20_body_20_indent">Задание на работу:</text:p>
      <text:p text:style-name="Text_20_body_20_indent">Приведённое логическое выражение <text:span text:style-name="T26">(</text:span><text:span text:style-name="T34">1</text:span><text:span text:style-name="T26">) </text:span><text:span text:style-name="T27">преобра</text:span><text:span text:style-name="T28">з</text:span><text:span text:style-name="T27">овать в СДНФ, в СКНВ, в базис «и-или-не» и минимизировать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271678189264">
            <table:table-cell table:style-name="Table14.A1" office:value-type="string">
              <text:p text:style-name="P24"><draw:frame draw:style-name="fr2" draw:name="Object15" text:anchor-type="as-char" svg:y="-0.45cm" svg:width="6.045cm" svg:height="0.58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2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4"/>
      <text:list xml:id="list184742940194975" text:continue-numbering="true" text:style-name="Outline">
        <text:list-item>
          <text:h text:style-name="P35" text:outline-level="1"><text:bookmark-start text:name="__RefHeading___Toc643_3045786699"/>1. <text:span text:style-name="T25">Этапы в</text:span>ыполнение работы<text:bookmark-end text:name="__RefHeading___Toc643_3045786699"/></text:h>
        </text:list-item>
      </text:list>
      <text:p text:style-name="P12"><text:span text:style-name="T2">1.1 </text:span><text:span text:style-name="T3">Сначала составим таблицу истиности для этого выражения </text:span><text:span text:style-name="T4">(таблица 1)</text:span><text:span text:style-name="T3">.</text:span></text:p>
      <text:p text:style-name="Text_20_body">Таблица <text:sequence text:ref-name="refТаблица0" text:name="Таблица" text:formula="ooow:Таблица+1" style:num-format="1">1</text:sequence>: Таблица истиности функции f(a,b,c,d)</text:p>
      <table:table table:name="Table1" table:style-name="Table1">
        <table:table-column table:style-name="Table1.A" table:number-columns-repeated="5"/>
        <table:table-row table:style-name="TableLine94271678349776">
          <table:table-cell table:style-name="Table1.A1" office:value-type="string">
            <text:p text:style-name="P26">a</text:p>
          </table:table-cell>
          <table:table-cell table:style-name="Table1.A1" office:value-type="string">
            <text:p text:style-name="P26">b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6">d</text:p>
          </table:table-cell>
          <table:table-cell table:style-name="Table1.E1" office:value-type="string">
            <text:p text:style-name="P26">f(a,b,c,d)</text:p>
          </table:table-cell>
        </table:table-row>
        <table:table-row table:style-name="TableLine94271678423616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24432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25488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26752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28048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29216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30432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31648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32784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34000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35216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36432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37648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1</text:p>
          </table:table-cell>
        </table:table-row>
        <table:table-row table:style-name="TableLine94271678438864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40080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0</text:p>
          </table:table-cell>
        </table:table-row>
        <table:table-row table:style-name="TableLine94271678441296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  <table:table-cell table:style-name="Table1.E2" office:value-type="string">
            <text:p text:style-name="P27">0</text:p>
          </table:table-cell>
        </table:table-row>
      </table:table>
      <text:p text:style-name="Text_20_body_20_indent">По этой таблице составин СДНФ функции (2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271678442784">
            <table:table-cell table:style-name="Table2.A1" office:value-type="string">
              <text:p text:style-name="P24"><draw:frame draw:style-name="fr1" draw:name="Object1" text:anchor-type="as-char" svg:y="-0.672cm" svg:width="10.566cm" svg:height="1.203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2.A1" office:value-type="string">
              <text:p text:style-name="P2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0">1.2 Теперь по той же таблице составим СКНФ (3).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271678408736">
            <table:table-cell table:style-name="Table3.A1" office:value-type="string">
              <text:p text:style-name="P24"><draw:frame draw:style-name="fr1" draw:name="Object2" text:anchor-type="as-char" svg:y="-0.977cm" svg:width="12.407cm" svg:height="1.817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2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1">1.3 Теперь вереведём функцию в бизас «и-или-не» (4).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271678459840">
            <table:table-cell table:style-name="Table4.A1" office:value-type="string">
              <text:p text:style-name="P24"><draw:frame draw:style-name="fr1" draw:name="Object3" text:anchor-type="as-char" svg:y="-0.704cm" svg:width="13.564cm" svg:height="1.26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2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1">И минимизируем её (5)</text:p>
      <table:table table:name="Table6" table:style-name="Table6">
        <table:table-column table:style-name="Table6.A"/>
        <table:table-column table:style-name="Table6.B"/>
        <table:table-header-rows>
          <text:soft-page-break/>
          <table:table-row table:style-name="TableLine94271678474224">
            <table:table-cell table:style-name="Table6.A1" office:value-type="string">
              <text:p text:style-name="P24"><draw:frame draw:style-name="fr1" draw:name="Object5" text:anchor-type="as-char" svg:y="-2.875cm" svg:width="14.236cm" svg:height="5.576cm" draw:z-index="3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6.A1" office:value-type="string">
              <text:p text:style-name="P2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_20_indent"/>
      <text:list xml:id="list184741840308210" text:continue-numbering="true" text:style-name="Outline">
        <text:list-item>
          <text:h text:style-name="P35" text:outline-level="1"><text:bookmark-start text:name="__RefHeading___Toc645_3045786699"/>2. Ответы на контрольные вопросы.<text:bookmark-end text:name="__RefHeading___Toc645_3045786699"/></text:h>
        </text:list-item>
      </text:list>
      <text:p text:style-name="P15"><text:span text:style-name="T29">2.</text:span>1 В чем отличие булевой алгебры от алгебры логики?</text:p>
      <text:p text:style-name="P17">Алгебра логики оперирует на множестве из дву элементов: истина и ложь, а буева алгебра — на множестве из двухэлементов: 0 и 1.</text:p>
      <text:p text:style-name="P15"><text:span text:style-name="T29">2.2 </text:span>Чем отличаются совершенная нормальная и нормальная формы представления функций?</text:p>
      <text:p text:style-name="P19"><text:span text:style-name="T30">В совершенной нормальной форме термы присутствуют ровно один раз, все термы включают в себя все переменные, либо их отрицания ровно по одному разу. И переменная, и её отрицание не могут быть в одном терме. В нормальнй форме разные термы присутствуют </text:span><text:span text:style-name="T31">один раз, в одном терме не может быть и переменной, и еёотрицания. Отличие в том, что в нормальной форме термы не обязаны состоять из всех переменных.</text:span></text:p>
      <text:p text:style-name="P15"><text:span text:style-name="T29">2.</text:span>3 Перечислите способы представления функций булевой алгебры.</text:p>
      <text:p text:style-name="P18">ДНФ, СДНФ, КНФ, СКНФ, в любом другом базисе, на котором строится полная булева алгебра.</text:p>
      <text:p text:style-name="P15"><text:span text:style-name="T29">2.</text:span>4 Какие операции составляют базис булевой алгебры? Является ли эта алгебра полной?</text:p>
      <text:p text:style-name="P16">Обычно в качестве базиса берут операции И, Или и Не. Алгебра над этим базисом является полной, т. е. с помощью этих операций можно выразить любые функции из алгебры логики.</text:p>
      <text:p text:style-name="P15"><text:span text:style-name="T29">2.</text:span>5 Какое высказывание называется абсолютно истинным?</text:p>
      <text:p text:style-name="P16">Которое не зависит ни от каких переменных (условий).</text:p>
      <text:p text:style-name="P15"><text:span text:style-name="T29">2.</text:span>6 Какие значения может принимать булева переменная?</text:p>
      <text:p text:style-name="P18">Только 0 и 1.</text:p>
      <text:list xml:id="list184741629301252" text:continue-numbering="true" text:style-name="Outline">
        <text:list-item>
          <text:h text:style-name="P33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23">В ходе работы был</text:span><text:span text:style-name="T24">и</text:span><text:span text:style-name="T23"> изучены </text:span><text:span text:style-name="T17">правила </text:span><text:span text:style-name="T18">записи функции в совершенной дизъюнктивной нормальной форме, в совершенной конъюнктивной нормальной форме, в базисе «и-или-не», а также мимизация функции в этом базисе</text:span><text:span text:style-name="T2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1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3" fo:font-family="'Times New Roman', 'Times New Roman PSMT'" style:font-family-generic="roman" fo:font-size="12pt" fo:language="ru" fo:country="RU" style:font-name-asian="Times New Roman3" style:font-family-asian="'Times New Roman', 'Times New Roman PSMT'" style:font-family-generic-asian="roman" style:font-size-asian="12pt" style:language-asian="en" style:country-asian="US" style:font-name-complex="Times New Roman3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13T18:46:04.593553007</dc:date>
    <meta:editing-cycles>360</meta:editing-cycles>
    <meta:editing-duration>P1DT1H33M38S</meta:editing-duration>
    <meta:generator>LibreOffice/6.4.7.2$Linux_X86_64 LibreOffice_project/40$Build-2</meta:generator>
    <meta:print-date>2021-11-13T18:46:21.563896935</meta:print-date>
    <meta:document-statistic meta:table-count="6" meta:image-count="0" meta:object-count="5" meta:page-count="8" meta:paragraph-count="148" meta:word-count="538" meta:character-count="3315" meta:non-whitespace-character-count="2890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over accent="true">
                        <mi>a</mi>
                        <mo>¯</mo>
                      </mover>
                      <mover accent="true">
                        <mi>b</mi>
                        <mo>¯</mo>
                      </mover>
                      <mover accent="true">
                        <mi>c</mi>
                        <mo>¯</mo>
                      </mover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over accent="true">
                        <mi>a</mi>
                        <mo>¯</mo>
                      </mover>
                      <mover accent="true">
                        <mi>b</mi>
                        <mo>¯</mo>
                      </mover>
                      <mi mathvariant="italic">c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over accent="true">
                        <mi>a</mi>
                        <mo>¯</mo>
                      </mover>
                      <mi>b</mi>
                      <mover accent="true">
                        <mi>c</mi>
                        <mo>¯</mo>
                      </mover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over accent="true">
                        <mi>a</mi>
                        <mo>¯</mo>
                      </mover>
                      <mi mathvariant="italic">bcd</mi>
                    </mrow>
                  </mrow>
                  <mo fence="true" stretchy="false">)</mo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o fence="true" stretchy="false">(</mo>
              <mrow>
                <mrow>
                  <mi>a</mi>
                  <mover accent="true">
                    <mi>b</mi>
                    <mo>¯</mo>
                  </mover>
                  <mover accent="true">
                    <mi>c</mi>
                    <mo>¯</mo>
                  </mover>
                  <mover accent="true">
                    <mi>d</mi>
                    <mo>¯</mo>
                  </mover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a</mi>
                  <mover accent="true">
                    <mi>b</mi>
                    <mo>¯</mo>
                  </mover>
                  <mover accent="true">
                    <mi>c</mi>
                    <mo>¯</mo>
                  </mover>
                  <mi>d</mi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 mathvariant="italic">ab</mi>
                  <mover accent="true">
                    <mi>c</mi>
                    <mo>¯</mo>
                  </mover>
                  <mover accent="true">
                    <mi>d</mi>
                    <mo>¯</mo>
                  </mover>
                </mrow>
              </mrow>
              <mo fence="true" stretchy="false">)</mo>
            </mrow>
          </mrow>
        </mtd>
      </mtr>
    </mtable>
    <annotation encoding="StarMath 5.0">f(a,b,c,d)=(overline{a}overline{b}overline{c}d) or (overline{a}overline{b}cd) or (overline{a}b overline{c}d) or (overline{a}bcd) or {}
newline
{} or (a overline{b}overline{c}overline{d}) or (a overline{b}overline{c}d) or (ab overline{c}overline{d})  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over accent="true">
                        <mi>c</mi>
                        <mo>¯</mo>
                      </mover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over accent="true">
                        <mi>b</mi>
                        <mo>¯</mo>
                      </mover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/>
              </mrow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i>a</mi>
                  <mo stretchy="false">∨</mo>
                  <mover accent="true">
                    <mi>b</mi>
                    <mo>¯</mo>
                  </mover>
                  <mo stretchy="false">∨</mo>
                  <mover accent="true">
                    <mi>c</mi>
                    <mo>¯</mo>
                  </mover>
                  <mo stretchy="false">∨</mo>
                  <mi>d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over accent="true">
                    <mi>a</mi>
                    <mo>¯</mo>
                  </mover>
                  <mo stretchy="false">∨</mo>
                  <mi>b</mi>
                  <mo stretchy="false">∨</mo>
                  <mover accent="true">
                    <mi>c</mi>
                    <mo>¯</mo>
                  </mover>
                  <mo stretchy="false">∨</mo>
                  <mi>d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ver accent="true">
                      <mi>a</mi>
                      <mo>¯</mo>
                    </mover>
                    <mo stretchy="false">∨</mo>
                    <mi>b</mi>
                  </mrow>
                  <mrow>
                    <mover accent="true">
                      <mi>c</mi>
                      <mo>¯</mo>
                    </mover>
                    <mo stretchy="false">∨</mo>
                    <mover accent="true">
                      <mi>d</mi>
                      <mo>¯</mo>
                    </mover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over accent="true">
                    <mi>a</mi>
                    <mo>¯</mo>
                  </mover>
                  <mo stretchy="false">∨</mo>
                  <mover accent="true">
                    <mi>b</mi>
                    <mo>¯</mo>
                  </mover>
                  <mo stretchy="false">∨</mo>
                  <mi>c</mi>
                  <mo stretchy="false">∨</mo>
                  <mover accent="true">
                    <mi>d</mi>
                    <mo>¯</mo>
                  </mover>
                </mrow>
              </mrow>
              <mo fence="true" stretchy="false">)</mo>
            </mrow>
            <mo stretchy="false">∧</mo>
            <mrow/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over accent="true">
                    <mi>a</mi>
                    <mo>¯</mo>
                  </mover>
                  <mo stretchy="false">∨</mo>
                  <mover accent="true">
                    <mi>b</mi>
                    <mo>¯</mo>
                  </mover>
                  <mo stretchy="false">∨</mo>
                  <mover accent="true">
                    <mi>c</mi>
                    <mo>¯</mo>
                  </mover>
                  <mo stretchy="false">∨</mo>
                  <mi>c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over accent="true">
                    <mi>a</mi>
                    <mo>¯</mo>
                  </mover>
                  <mo stretchy="false">∨</mo>
                  <mover accent="true">
                    <mi>b</mi>
                    <mo>¯</mo>
                  </mover>
                  <mo stretchy="false">∨</mo>
                  <mover accent="true">
                    <mi>c</mi>
                    <mo>¯</mo>
                  </mover>
                  <mo stretchy="false">∨</mo>
                  <mover accent="true">
                    <mi>d</mi>
                    <mo>¯</mo>
                  </mover>
                </mrow>
              </mrow>
              <mo fence="true" stretchy="false">)</mo>
            </mrow>
          </mrow>
        </mtd>
      </mtr>
    </mtable>
    <annotation encoding="StarMath 5.0">f(a,b,c,d)=(a or b or c or d) and (a or b or overline{c} or d) and (a or overline{b} or c or d) and {}
newline
{} and (a or overline{b} or overline{c} or d) and (overline{a} or b or overline{c} or d) and (overline{a} or b overline{c} or overline{d}) and (overline{a} or overline{b} or c or overline{d}) and {}
newline
{} and (overline{a} or overline{b} or overline{c} or c) and (overline{a} or overline{b} or overline{c} or overline{d})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over accent="true">
                        <mi>c</mi>
                        <mo>¯</mo>
                      </mover>
                      <mrow>
                        <mi>d</mi>
                        <mo stretchy="false">∨</mo>
                        <mi mathvariant="italic">abcd</mi>
                        <mo stretchy="false">∨</mo>
                        <mover accent="true">
                          <mi>a</mi>
                          <mo>¯</mo>
                        </mover>
                      </mrow>
                      <mi>d</mi>
                    </mrow>
                  </mrow>
                  <mo fence="true" stretchy="false">)</mo>
                </mrow>
                <mo stretchy="false">⊕</mo>
                <mi>a</mi>
              </mrow>
              <mo stretchy="false">=</mo>
              <mrow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over accent="true">
                        <mi>c</mi>
                        <mo>¯</mo>
                      </mover>
                      <mrow>
                        <mi>d</mi>
                        <mo stretchy="false">∨</mo>
                        <mi mathvariant="italic">abcd</mi>
                        <mo stretchy="false">∨</mo>
                        <mover accent="true">
                          <mi>a</mi>
                          <mo>¯</mo>
                        </mover>
                      </mrow>
                      <mi>d</mi>
                    </mrow>
                  </mrow>
                  <mo fence="true" stretchy="false">)</mo>
                </mrow>
                <mo stretchy="false">∧</mo>
                <mrow/>
              </mrow>
            </mrow>
          </mrow>
        </mtd>
      </mtr>
      <mtr>
        <mtd>
          <mrow>
            <mrow>
              <mrow/>
              <mo stretchy="false">∧</mo>
              <mover accent="true">
                <mi>a</mi>
                <mo>¯</mo>
              </mover>
            </mrow>
            <mo stretchy="false">∨</mo>
            <mrow>
              <mover accent="true"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over accent="true">
                        <mi>c</mi>
                        <mo>¯</mo>
                      </mover>
                      <mrow>
                        <mi>d</mi>
                        <mo stretchy="false">∨</mo>
                        <mi mathvariant="italic">abcd</mi>
                        <mo stretchy="false">∨</mo>
                        <mover accent="true">
                          <mi>a</mi>
                          <mo>¯</mo>
                        </mover>
                      </mrow>
                      <mi>d</mi>
                    </mrow>
                  </mrow>
                  <mo fence="true" stretchy="false">)</mo>
                </mrow>
                <mo>¯</mo>
              </mover>
              <mo stretchy="false">∧</mo>
              <mi>a</mi>
            </mrow>
          </mrow>
        </mtd>
      </mtr>
    </mtable>
    <annotation encoding="StarMath 5.0">f(a,b,c,d)=(ac or b overline{c}d or abcd or overline{a}d) oplus {a}=(ac or b overline{c}d or abcd or overline{a}d) and  {}
newline
{} and overline{a} or overline(ac or b overline{c}d or abcd or overline{a}d) and a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c</mi>
            <mo stretchy="false">∨</mo>
            <mrow>
              <mi>b</mi>
              <mo stretchy="false">⋅</mo>
              <mrow>
                <mo stretchy="false">¬</mo>
                <mi mathvariant="italic">cd</mi>
              </mrow>
            </mrow>
            <mo stretchy="false">∨</mo>
            <mi mathvariant="italic">abcd</mi>
            <mo stretchy="false">∨</mo>
            <mrow>
              <mo stretchy="false">¬</mo>
              <mi mathvariant="italic">ad</mi>
            </mrow>
          </mrow>
        </mrow>
        <mo fence="true" stretchy="false">)</mo>
      </mrow>
      <mo stretchy="false">⊕</mo>
      <mi>a</mi>
    </mrow>
    <annotation encoding="StarMath 5.0">({ac} or {b} cdot {neg {cd}} or {abcd} or {neg {ad}}) oplus a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over accent="true">
                          <mi>c</mi>
                          <mo>¯</mo>
                        </mover>
                        <mrow>
                          <mi>d</mi>
                          <mo stretchy="false">∨</mo>
                          <mi mathvariant="italic">abcd</mi>
                          <mo stretchy="false">∨</mo>
                          <mover accent="true">
                            <mi>a</mi>
                            <mo>¯</mo>
                          </mover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over accent="true">
                    <mi>a</mi>
                    <mo>¯</mo>
                  </mover>
                </mrow>
                <mo stretchy="false">∨</mo>
                <mrow>
                  <mover accent="true">
                    <mrow>
                      <mo fence="true" stretchy="false">(</mo>
                      <mrow>
                        <mrow>
                          <mrow>
                            <mi mathvariant="italic">ac</mi>
                            <mo stretchy="false">∨</mo>
                            <mi>b</mi>
                          </mrow>
                          <mover accent="true">
                            <mi>c</mi>
                            <mo>¯</mo>
                          </mover>
                          <mrow>
                            <mi>d</mi>
                            <mo stretchy="false">∨</mo>
                            <mi mathvariant="italic">abcd</mi>
                            <mo stretchy="false">∨</mo>
                            <mover accent="true">
                              <mi>a</mi>
                              <mo>¯</mo>
                            </mover>
                          </mrow>
                          <mi>d</mi>
                        </mrow>
                      </mrow>
                      <mo fence="true" stretchy="false">)</mo>
                    </mrow>
                    <mo>¯</mo>
                  </mover>
                  <mo stretchy="false">∧</mo>
                  <mi>a</mi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over accent="true">
                        <mi>a</mi>
                        <mo>¯</mo>
                      </mover>
                      <mrow>
                        <mi mathvariant="italic">ac</mi>
                        <mo stretchy="false">∨</mo>
                        <mover accent="true">
                          <mi>a</mi>
                          <mo>¯</mo>
                        </mover>
                      </mrow>
                      <mi>b</mi>
                      <mover accent="true">
                        <mi>c</mi>
                        <mo>¯</mo>
                      </mover>
                      <mrow>
                        <mi>d</mi>
                        <mo stretchy="false">∨</mo>
                        <mover accent="true">
                          <mi>a</mi>
                          <mo>¯</mo>
                        </mover>
                      </mrow>
                      <mrow>
                        <mi mathvariant="italic">abcd</mi>
                        <mo stretchy="false">∨</mo>
                        <mover accent="true">
                          <mi>a</mi>
                          <mo>¯</mo>
                        </mover>
                      </mrow>
                      <mover accent="true">
                        <mi>a</mi>
                        <mo>¯</mo>
                      </mover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over accent="true">
                      <mrow>
                        <mo fence="true" stretchy="false">(</mo>
                        <mrow>
                          <mi mathvariant="italic">ac</mi>
                        </mrow>
                        <mo fence="true" stretchy="false">)</mo>
                      </mrow>
                      <mo>¯</mo>
                    </mover>
                    <mo stretchy="false">∨</mo>
                    <mover accent="true">
                      <mrow>
                        <mo fence="true" stretchy="false">(</mo>
                        <mrow>
                          <mrow>
                            <mi>b</mi>
                            <mrow>
                              <mo stretchy="false">¬</mo>
                              <mi>c</mi>
                            </mrow>
                            <mi>d</mi>
                          </mrow>
                        </mrow>
                        <mo fence="true" stretchy="false">)</mo>
                      </mrow>
                      <mo>¯</mo>
                    </mover>
                    <mo stretchy="false">∨</mo>
                    <mover accent="true">
                      <mrow>
                        <mo fence="true" stretchy="false">(</mo>
                        <mrow>
                          <mi mathvariant="italic">abcd</mi>
                        </mrow>
                        <mo fence="true" stretchy="false">)</mo>
                      </mrow>
                      <mo>¯</mo>
                    </mover>
                    <mo stretchy="false">∨</mo>
                    <mover accent="true"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a</mi>
                            </mrow>
                            <mi>d</mi>
                          </mrow>
                        </mrow>
                        <mo fence="true" stretchy="false">)</mo>
                      </mrow>
                      <mo>¯</mo>
                    </mover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over accent="true">
                        <mi>a</mi>
                        <mo>¯</mo>
                      </mover>
                      <mi>b</mi>
                      <mover accent="true">
                        <mi>c</mi>
                        <mo>¯</mo>
                      </mover>
                      <mrow>
                        <mi>d</mi>
                        <mo stretchy="false">∨</mo>
                        <mover accent="true">
                          <mi>a</mi>
                          <mo>¯</mo>
                        </mover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>a</mi>
                            <mo>¯</mo>
                          </mover>
                          <mo stretchy="false">∨</mo>
                          <mover accent="true">
                            <mi>c</mi>
                            <mo>¯</mo>
                          </mover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b</mi>
                            <mo>¯</mo>
                          </mover>
                          <mo stretchy="false">∨</mo>
                          <mi>c</mi>
                          <mo stretchy="false">∨</mo>
                          <mover accent="true">
                            <mi>d</mi>
                            <mo>¯</mo>
                          </mover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a</mi>
                            <mo>¯</mo>
                          </mover>
                          <mo stretchy="false">∨</mo>
                          <mover accent="true">
                            <mi>b</mi>
                            <mo>¯</mo>
                          </mover>
                          <mo stretchy="false">∨</mo>
                          <mover accent="true">
                            <mi>c</mi>
                            <mo>¯</mo>
                          </mover>
                          <mo stretchy="false">∨</mo>
                          <mover accent="true">
                            <mi>d</mi>
                            <mo>¯</mo>
                          </mover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a</mi>
                          <mo stretchy="false">∨</mo>
                          <mover accent="true">
                            <mi>d</mi>
                            <mo>¯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row>
                <mo fence="true" stretchy="false">(</mo>
                <mrow>
                  <mrow>
                    <mrow>
                      <mi mathvariant="italic">aa</mi>
                      <mo stretchy="false">∨</mo>
                      <mi>a</mi>
                    </mrow>
                    <mover accent="true">
                      <mi>d</mi>
                      <mo>¯</mo>
                    </mover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ver accent="true">
                    <mi>a</mi>
                    <mo>¯</mo>
                  </mover>
                  <mo stretchy="false">∨</mo>
                  <mover accent="true">
                    <mi>c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b</mi>
                    <mo>¯</mo>
                  </mover>
                  <mo stretchy="false">∨</mo>
                  <mi>c</mi>
                  <mo stretchy="false">∨</mo>
                  <mover accent="true">
                    <mi>d</mi>
                    <mo>¯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ver accent="true">
                      <mi>a</mi>
                      <mo>¯</mo>
                    </mover>
                    <mo stretchy="false">∨</mo>
                    <mover accent="true">
                      <mi>b</mi>
                      <mo>¯</mo>
                    </mover>
                    <mo stretchy="false">∨</mo>
                    <mover accent="true">
                      <mi>c</mi>
                      <mo>¯</mo>
                    </mover>
                    <mo stretchy="false">∨</mo>
                    <mover accent="true">
                      <mi>d</mi>
                      <mo>¯</mo>
                    </mover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row>
              <mo fence="true" stretchy="false">(</mo>
              <mrow>
                <mrow>
                  <mover accent="true">
                    <mi>a</mi>
                    <mo>¯</mo>
                  </mover>
                  <mo stretchy="false">∨</mo>
                  <mover accent="true">
                    <mi>c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b</mi>
                    <mo>¯</mo>
                  </mover>
                  <mo stretchy="false">∨</mo>
                  <mi>c</mi>
                  <mo stretchy="false">∨</mo>
                  <mover accent="true">
                    <mi>d</mi>
                    <mo>¯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ver accent="true">
                      <mi>a</mi>
                      <mo>¯</mo>
                    </mover>
                    <mo stretchy="false">∨</mo>
                    <mover accent="true">
                      <mi>b</mi>
                      <mo>¯</mo>
                    </mover>
                    <mo stretchy="false">∨</mo>
                    <mover accent="true">
                      <mi>c</mi>
                      <mo>¯</mo>
                    </mover>
                    <mo stretchy="false">∨</mo>
                    <mover accent="true">
                      <mi>d</mi>
                      <mo>¯</mo>
                    </mover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over accent="true">
              <mi>c</mi>
              <mo>¯</mo>
            </mover>
            <mrow>
              <mo fence="true" stretchy="false">(</mo>
              <mrow>
                <mrow>
                  <mover accent="true">
                    <mi>b</mi>
                    <mo>¯</mo>
                  </mover>
                  <mo stretchy="false">∨</mo>
                  <mi>c</mi>
                  <mo stretchy="false">∨</mo>
                  <mover accent="true">
                    <mi>d</mi>
                    <mo>¯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ver accent="true">
                      <mi>a</mi>
                      <mo>¯</mo>
                    </mover>
                    <mo stretchy="false">∨</mo>
                    <mover accent="true">
                      <mi>b</mi>
                      <mo>¯</mo>
                    </mover>
                    <mo stretchy="false">∨</mo>
                    <mover accent="true">
                      <mi>c</mi>
                      <mo>¯</mo>
                    </mover>
                    <mo stretchy="false">∨</mo>
                    <mover accent="true">
                      <mi>d</mi>
                      <mo>¯</mo>
                    </mover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over accent="true">
              <mi>c</mi>
              <mo>¯</mo>
            </mover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over accent="true">
                          <mi>b</mi>
                          <mo>¯</mo>
                        </mover>
                        <mo stretchy="false">∨</mo>
                        <mover accent="true">
                          <mi>d</mi>
                          <mo>¯</mo>
                        </mover>
                      </mrow>
                    </mrow>
                    <mo fence="true" stretchy="false">)</mo>
                  </mrow>
                  <mo stretchy="false">∨</mo>
                  <mi>c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>b</mi>
                            <mo>¯</mo>
                          </mover>
                          <mo stretchy="false">∨</mo>
                          <mover accent="true">
                            <mi>d</mi>
                            <mo>¯</mo>
                          </mover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over accent="true">
                            <mi>a</mi>
                            <mo>¯</mo>
                          </mover>
                          <mo stretchy="false">∨</mo>
                          <mover accent="true">
                            <mi>c</mi>
                            <mo>¯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over accent="true">
              <mi>c</mi>
              <mo>¯</mo>
            </mover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over accent="true">
                              <mi>b</mi>
                              <mo>¯</mo>
                            </mover>
                            <mo stretchy="false">∨</mo>
                            <mover accent="true">
                              <mi>d</mi>
                              <mo>¯</mo>
                            </mover>
                          </mrow>
                        </mrow>
                        <mo fence="true" stretchy="false">)</mo>
                      </mrow>
                      <mo stretchy="false">∨</mo>
                      <mi>c</mi>
                    </mrow>
                    <mrow>
                      <mo fence="true" stretchy="false">(</mo>
                      <mrow>
                        <mrow>
                          <mover accent="true">
                            <mi>a</mi>
                            <mo>¯</mo>
                          </mover>
                          <mo stretchy="false">∨</mo>
                          <mover accent="true">
                            <mi>c</mi>
                            <mo>¯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over accent="true">
              <mi>c</mi>
              <mo>¯</mo>
            </mover>
            <mrow>
              <mrow>
                <mo fence="true" stretchy="false">(</mo>
                <mrow>
                  <mrow>
                    <mrow>
                      <mover accent="true">
                        <mi>b</mi>
                        <mo>¯</mo>
                      </mover>
                      <mo stretchy="false">∨</mo>
                      <mover accent="true">
                        <mi>d</mi>
                        <mo>¯</mo>
                      </mover>
                      <mo stretchy="false">∨</mo>
                      <mi>c</mi>
                    </mrow>
                    <mover accent="true">
                      <mi>a</mi>
                      <mo>¯</mo>
                    </mover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over accent="true">
              <mi>c</mi>
              <mo>¯</mo>
            </mover>
            <mrow>
              <mover accent="true">
                <mi>b</mi>
                <mo>¯</mo>
              </mover>
              <mo stretchy="false">∨</mo>
              <mi>a</mi>
            </mrow>
            <mover accent="true">
              <mi>c</mi>
              <mo>¯</mo>
            </mover>
            <mrow>
              <mover accent="true">
                <mi>d</mi>
                <mo>¯</mo>
              </mover>
              <mo stretchy="false">∨</mo>
              <mi>a</mi>
            </mrow>
            <mover accent="true">
              <mi>c</mi>
              <mo>¯</mo>
            </mover>
            <mi>c</mi>
            <mrow>
              <mover accent="true">
                <mi>a</mi>
                <mo>¯</mo>
              </mover>
              <mo stretchy="false">=</mo>
              <mover accent="true">
                <mi>a</mi>
                <mo>¯</mo>
              </mover>
            </mrow>
            <mrow>
              <mi>d</mi>
              <mo stretchy="false">∨</mo>
              <mi>a</mi>
            </mrow>
            <mover accent="true">
              <mi>c</mi>
              <mo>¯</mo>
            </mover>
            <mrow>
              <mover accent="true">
                <mi>b</mi>
                <mo>¯</mo>
              </mover>
              <mo stretchy="false">∨</mo>
              <mi>a</mi>
            </mrow>
            <mover accent="true">
              <mi>c</mi>
              <mo>¯</mo>
            </mover>
            <mover accent="true">
              <mi>d</mi>
              <mo>¯</mo>
            </mover>
          </mrow>
        </mtd>
      </mtr>
    </mtable>
    <annotation encoding="StarMath 5.0">f(a,b,c,d)=(ac or b overline{c}d or abcd or overline{a}d) and overline{a} or overline(ac or b overline{c}d or abcd or overline{a}d) and a={}
newline
{}=(overline{a}ac or overline{a}b overline{c}d or overline{a}abcd or overline{a}overline{a}d) or a(overline{(ac)} or overline{(b neg{c}d)} or overline{(abcd)} or overline{(neg{a}d)})={}
newline
{}=(overline{a}b overline{c}d or overline{a}d) or a((overline{a} or overline{c})(overline{b} or c or overline{d})(overline{a} or overline{b} or overline{c} or overline{d})(a or overline{d}))={} 
newline
{}=overline{a}d or (aa or a overline{d})(overline{a} or overline{c})(overline{b} or c or overline{d})(overline{a} or overline{b} or overline{c} or overline{d}) = { }
newline
{ } =overline{a}d or a( overline{a} or overline{c} )( overline{b} or c or overline{d} )( overline{a} or overline{b} or overline{c} or overline{d} )={  }
newline
{}=overline{a}d or a overline{c}( overline{b} or c or overline{d} )( overline{a} or overline{b} or overline{c} or overline{d} )={}
newline
{}=overline{a}d or a overline{c}( (overline{b} or overline{d}) or c )( (overline{b} or overline{d}) or (overline{a} or overline{c}) )={  }
newline
{}=overline{a}d or a overline{c}( (overline{b} or overline{d}) or c(overline{a} or overline{c}) )=overline{a}d or a overline{c}( overline{b} or overline{d} or c overline{a} )={  }
newline
{}=overline{a}d or a overline{c}overline{b} or a overline{c}overline{d} or a overline{c}c overline{a}=overline{a}d or a overline{c}overline{b} or a overline{c}overline{d}</annotation>
  </semantics>
</math>
</file>